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ff" draw:textarea-horizontal-align="justify" draw:textarea-vertical-align="middle" draw:auto-grow-height="false" fo:min-height="10.75cm" fo:min-width="18.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5.35cm" fo:min-width="17.8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cm"/>
    </style:style>
    <style:style style:name="gr9" style:family="graphic" style:parent-style-name="standard">
      <style:graphic-properties draw:stroke="none" svg:stroke-color="#000000" draw:fill="none" draw:fill-color="#ffffff" fo:min-height="0.24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17.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44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 Narrow" fo:font-size="10pt" style:font-name-asian="Liberation Sans Narrow" style:font-size-asian="18pt" style:font-name-complex="Liberation Sans Narrow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.2cm" svg:height="1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3cm" svg:height="5.6cm" svg:x="1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cm" svg:height="0.725cm" svg:x="2.2cm" svg:y="1.975cm">
          <draw:text-box>
            <text:p text:style-name="P3"><text:span text:style-name="T1">Origem</text:span></text:p>
          </draw:text-box>
        </draw:frame>
        <draw:frame draw:style-name="gr3" draw:text-style-name="P4" draw:layer="layout" svg:width="2.2cm" svg:height="0.725cm" svg:x="2.2cm" svg:y="3.2cm">
          <draw:text-box>
            <text:p text:style-name="P3"><text:span text:style-name="T1">Dest</text:span><text:span text:style-name="T1">ino</text:span></text:p>
          </draw:text-box>
        </draw:frame>
        <draw:custom-shape draw:style-name="gr4" draw:text-style-name="P5" draw:layer="layout" svg:width="14.2cm" svg:height="0.6cm" svg:x="4.2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2cm" svg:height="0.6cm" svg:x="4.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cm" svg:height="1.199cm" svg:x="2.2cm" svg:y="4.301cm">
          <draw:text-box>
            <text:p text:style-name="P3"><text:span text:style-name="T1">Data de </text:span><text:span text:style-name="T1">saída</text:span></text:p>
          </draw:text-box>
        </draw:frame>
        <draw:custom-shape draw:style-name="gr5" draw:text-style-name="P5" draw:layer="layout" svg:width="3.5cm" svg:height="0.6cm" svg:x="4.2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cm" svg:height="0.657cm" svg:x="1.5cm" svg:y="0.9cm">
          <draw:text-box>
            <text:p text:style-name="P6"><text:span text:style-name="T2">←</text:span><text:span text:style-name="T3"> </text:span><text:span text:style-name="T3">Voltar</text:span></text:p>
          </draw:text-box>
        </draw:frame>
        <draw:frame draw:style-name="gr6" draw:text-style-name="P7" draw:layer="layout" svg:width="2cm" svg:height="1.039cm" svg:x="4.6cm" svg:y="5.501cm">
          <draw:text-box>
            <text:p text:style-name="P6"><text:span text:style-name="T3">Todas as </text:span><text:span text:style-name="T3">datas</text:span></text:p>
          </draw:text-box>
        </draw:frame>
        <draw:custom-shape draw:style-name="gr7" draw:text-style-name="P5" draw:layer="layout" svg:width="0.4cm" svg:height="0.4cm" svg:x="4.2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cm" svg:height="0.6cm" svg:x="8.9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0.6cm" svg:x="4.2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cm" svg:height="0.725cm" svg:x="9.5cm" svg:y="6.301cm">
          <draw:text-box>
            <text:p text:style-name="P3"><text:span text:style-name="T1">Pesquis</text:span><text:span text:style-name="T1">ar</text:span></text:p>
          </draw:text-box>
        </draw:frame>
        <draw:custom-shape draw:style-name="gr10" draw:text-style-name="P5" draw:layer="layout" svg:width="18.3cm" svg:height="3.9cm" svg:x="1.5cm" svg:y="7.6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.5cm" svg:y1="8.2cm" svg:x2="19.8cm" svg:y2="8.1cm">
          <text:p/>
        </draw:line>
        <draw:line draw:style-name="gr11" draw:text-style-name="P8" draw:layer="layout" svg:x1="7.7cm" svg:y1="7.6cm" svg:x2="7.7cm" svg:y2="11.5cm">
          <text:p/>
        </draw:line>
        <draw:line draw:style-name="gr11" draw:text-style-name="P8" draw:layer="layout" svg:x1="13.6cm" svg:y1="7.6cm" svg:x2="13.6cm" svg:y2="11.5cm">
          <text:p/>
        </draw:line>
        <draw:frame draw:style-name="gr12" draw:text-style-name="P4" draw:layer="layout" svg:width="1.4cm" svg:height="0.725cm" svg:x="3.9cm" svg:y="7.502cm">
          <draw:text-box>
            <text:p text:style-name="P3"><text:span text:style-name="T1">Data</text:span></text:p>
          </draw:text-box>
        </draw:frame>
        <draw:frame draw:style-name="gr12" draw:text-style-name="P4" draw:layer="layout" svg:width="2.3cm" svg:height="0.725cm" svg:x="8.5cm" svg:y="7.503cm">
          <draw:text-box>
            <text:p text:style-name="P3"><text:span text:style-name="T1">Saída</text:span></text:p>
          </draw:text-box>
        </draw:frame>
        <draw:frame draw:style-name="gr12" draw:text-style-name="P4" draw:layer="layout" svg:width="2.3cm" svg:height="0.725cm" svg:x="11cm" svg:y="7.504cm">
          <draw:text-box>
            <text:p text:style-name="P3"><text:span text:style-name="T1">Chegada</text:span></text:p>
          </draw:text-box>
        </draw:frame>
        <draw:line draw:style-name="gr13" draw:text-style-name="P8" draw:layer="layout" svg:x1="10.6cm" svg:y1="7.6cm" svg:x2="10.6cm" svg:y2="11.5cm">
          <text:p/>
        </draw:line>
        <draw:frame draw:style-name="gr12" draw:text-style-name="P4" draw:layer="layout" svg:width="1.7cm" svg:height="0.725cm" svg:x="14.6cm" svg:y="7.505cm">
          <draw:text-box>
            <text:p text:style-name="P3"><text:span text:style-name="T1">Preço</text:span></text:p>
          </draw:text-box>
        </draw:frame>
        <draw:frame draw:style-name="gr14" draw:text-style-name="P4" draw:layer="layout" svg:width="1.8cm" svg:height="0.725cm" svg:x="17.5cm" svg:y="7.506cm">
          <draw:text-box>
            <text:p text:style-name="P3"><text:span text:style-name="T1">Classe</text:span></text:p>
          </draw:text-box>
        </draw:frame>
        <draw:line draw:style-name="gr13" draw:text-style-name="P8" draw:layer="layout" svg:x1="16.9cm" svg:y1="7.6cm" svg:x2="16.9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906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2T16:37:31.176240078</meta:creation-date>
    <meta:generator>LibreOffice/5.1.6.2$Linux_X86_64 LibreOffice_project/10m0$Build-2</meta:generator>
    <dc:date>2021-10-12T17:37:20.345818424</dc:date>
    <meta:editing-duration>PT2M48S</meta:editing-duration>
    <meta:editing-cycles>1</meta:editing-cycles>
    <meta:document-statistic meta:object-count="25"/>
  </office:meta>
</office:document-meta>
</file>